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onospace" svg:font-family="monospace, Courier"/>
    <style:font-face style:name="Linux Libertine" svg:font-family="'Linux Libertine', Georgia, Times, serif" style:font-family-generic="roma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9f9f9" draw:opacity="100%"/>
      <style:paragraph-properties fo:margin-left="0cm" fo:margin-right="0cm" fo:orphans="2" fo:widows="2" fo:text-indent="0cm" style:auto-text-indent="false" fo:background-color="#f9f9f9" fo:padding="0.049cm" fo:border="0.06pt solid #dddddd"/>
      <style:text-properties fo:font-variant="normal" fo:text-transform="none" fo:color="#000000" style:font-name="monospace" fo:font-size="10.5pt" fo:letter-spacing="normal" fo:font-style="normal" fo:font-weight="normal" officeooo:paragraph-rsid="001f0932"/>
    </style:style>
    <style:style style:name="P2" style:family="paragraph" style:parent-style-name="Preformatted_20_Text">
      <loext:graphic-properties draw:fill="solid" draw:fill-color="#f9f9f9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f9f9f9" fo:padding="0.049cm" fo:border="0.06pt solid #dddddd"/>
      <style:text-properties fo:font-variant="normal" fo:text-transform="none" fo:color="#000000" style:font-name="monospace" fo:font-size="10.5pt" fo:letter-spacing="normal" fo:font-style="normal" fo:font-weight="normal" officeooo:paragraph-rsid="001f0932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52525" style:font-name="Arial" fo:font-size="10.5pt" fo:letter-spacing="normal" fo:font-style="normal" fo:font-weight="normal" officeooo:paragraph-rsid="001f0932"/>
    </style:style>
    <style:style style:name="P4" style:family="paragraph" style:parent-style-name="Preformatted_20_Text">
      <loext:graphic-properties draw:fill="solid" draw:fill-color="#f9f9f9" draw:opacity="100%"/>
      <style:paragraph-properties fo:orphans="2" fo:widows="2" fo:background-color="#f9f9f9" fo:padding="0.049cm" fo:border="0.06pt solid #dddddd"/>
      <style:text-properties fo:font-variant="normal" fo:text-transform="none" fo:color="#000000" style:font-name="monospace" fo:font-size="10.5pt" fo:letter-spacing="normal" fo:font-style="normal" fo:font-weight="normal" officeooo:paragraph-rsid="001f0932"/>
    </style:style>
    <style:style style:name="P5" style:family="paragraph" style:parent-style-name="Preformatted_20_Text">
      <loext:graphic-properties draw:fill="solid" draw:fill-color="#f9f9f9" draw:opacity="100%"/>
      <style:paragraph-properties fo:margin-top="0cm" fo:margin-bottom="0.499cm" loext:contextual-spacing="false" fo:orphans="2" fo:widows="2" fo:background-color="#f9f9f9" fo:padding="0.049cm" fo:border="0.06pt solid #dddddd"/>
      <style:text-properties fo:font-variant="normal" fo:text-transform="none" fo:color="#000000" fo:letter-spacing="normal" officeooo:paragraph-rsid="001f0932"/>
    </style:style>
    <style:style style:name="P6" style:family="paragraph" style:parent-style-name="Preformatted_20_Text">
      <loext:graphic-properties draw:fill="solid" draw:fill-color="#f9f9f9" draw:opacity="100%"/>
      <style:paragraph-properties fo:margin-top="0cm" fo:margin-bottom="0.499cm" loext:contextual-spacing="false" fo:orphans="2" fo:widows="2" fo:background-color="#f9f9f9" fo:padding="0.049cm" fo:border="0.06pt solid #dddddd"/>
      <style:text-properties fo:font-variant="normal" fo:text-transform="none" fo:color="#000000" style:font-name="monospace" fo:font-size="10.5pt" fo:letter-spacing="normal" fo:font-style="normal" fo:font-weight="normal" officeooo:paragraph-rsid="001f0932"/>
    </style:style>
    <style:style style:name="P7" style:family="paragraph" style:parent-style-name="Text_20_body">
      <style:text-properties fo:font-variant="normal" fo:text-transform="none" fo:color="#252525" style:font-name="Arial" fo:font-size="10.5pt" fo:letter-spacing="normal" fo:font-style="normal" fo:font-weight="normal" officeooo:paragraph-rsid="001f0932"/>
    </style:style>
    <style:style style:name="P8" style:family="paragraph" style:parent-style-name="Text_20_body">
      <style:text-properties officeooo:paragraph-rsid="001f0932"/>
    </style:style>
    <style:style style:name="P9" style:family="paragraph" style:parent-style-name="Heading_20_2">
      <style:text-properties officeooo:paragraph-rsid="001f0932"/>
    </style:style>
    <style:style style:name="P10" style:family="paragraph" style:parent-style-name="Heading_20_2">
      <style:paragraph-properties fo:break-before="page"/>
      <style:text-properties officeooo:paragraph-rsid="001f0932"/>
    </style:style>
    <style:style style:name="P11" style:family="paragraph" style:parent-style-name="Heading_20_1">
      <style:text-properties officeooo:paragraph-rsid="00204d16"/>
    </style:style>
    <style:style style:name="P12" style:family="paragraph" style:parent-style-name="Preformatted_20_Text">
      <loext:graphic-properties draw:fill="solid" draw:fill-color="#f9f9f9" draw:opacity="100%"/>
      <style:paragraph-properties fo:margin-left="0cm" fo:margin-right="0cm" fo:orphans="2" fo:widows="2" fo:text-indent="0cm" style:auto-text-indent="false" fo:background-color="#f9f9f9" fo:padding="0.049cm" fo:border="0.06pt solid #dddddd"/>
      <style:text-properties fo:font-variant="normal" fo:text-transform="none" fo:color="#000000" style:font-name="monospace" fo:font-size="10.5pt" fo:letter-spacing="normal" fo:font-style="normal" fo:font-weight="normal" officeooo:paragraph-rsid="001f0932"/>
    </style:style>
    <style:style style:name="T1" style:family="text">
      <style:text-properties officeooo:rsid="000786b4"/>
    </style:style>
    <style:style style:name="T2" style:family="text">
      <style:text-properties officeooo:rsid="00086981"/>
    </style:style>
    <style:style style:name="T3" style:family="text">
      <style:text-properties style:font-name="monospace" fo:font-size="10.5pt" fo:font-style="normal" fo:font-weight="normal"/>
    </style:style>
    <style:style style:name="T4" style:family="text">
      <style:text-properties fo:language="es" fo:country="ES"/>
    </style:style>
    <style:style style:name="T5" style:family="text">
      <style:text-properties officeooo:rsid="000a8e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bookmark text:name="Ejercicio_13"/>Ejercicio 1</text:h>
      <text:p text:style-name="P8">Se pide construir una doble cola de prioridad que satisfaga:</text:p>
      <text:p text:style-name="P8">a) min y max en O(1)</text:p>
      <text:p text:style-name="P8">b) desencolar min y max en log(n)</text:p>
      <text:p text:style-name="P8">c) borrar min, borrar max en log(n)</text:p>
      <text:p text:style-name="P8">d) ingresar m elementos en O(min{n+m,m∗log(n)})</text:p>
      <text:h text:style-name="P9" text:outline-level="2"><text:bookmark text:name="Ejercicio_23"/>Ejercicio 2</text:h>
      <text:p text:style-name="P8"><text:span text:style-name="T4">Explicar la interfaz y estructura de representación de un modulo que implemente el TAD conjunto ordenado. Proveer las funciones necesarias para garantizar todas las cosas necesarias en tiempo eficiente. Insertar, buscar y borrar en O(log(n))</text:span>. Recorrer de forma iterativa todo en tiempo lineal. No olvidar conceptos de aliasing y de argumentos.</text:p>
      <text:h text:style-name="P9" text:outline-level="2"><text:bookmark text:name="Ejercicio_33"/>Ejercicio 3</text:h>
      <text:p text:style-name="P8">Analizar los siguientes peores casos. Si se puede utilizar el teorema maestro, utilizarlo. Justificar.</text:p>
      <text:p text:style-name="P8">a) T(N)=4T(N/2)+3N<text:span text:style-name="T2">²</text:span></text:p>
      <text:p text:style-name="P8">b) T(N)=16T(N/4)+(N<text:span text:style-name="T2">²)</text:span>/log(N)</text:p>
      <text:p text:style-name="P8">c) T(N)=2<text:span text:style-name="T2">^n </text:span>T(N/8)+1</text:p>
      <text:p text:style-name="P8">d) T(N)=3T(N/2)+N<text:span text:style-name="T2">²</text:span>log(n)</text:p>
      <text:p text:style-name="P8">e) T(N)=16T(N/2)+F(N)log(n)</text:p>
      <text:p text:style-name="P8"><text:s/>donde <text:tab/>F(N)=N<text:span text:style-name="T2">³</text:span> (si n par) </text:p>
      <text:p text:style-name="P8"><text:tab/><text:tab/>N<text:span text:style-name="T2">² </text:span>(sino)</text:p>
      <text:p text:style-name="P8">f) T(N)=3T(N/2)+F(N)</text:p>
      <text:p text:style-name="P8"><text:s/>donde <text:tab/>F(N)=N<text:span text:style-name="T2">³ </text:span>(si n par) N2</text:p>
      <text:p text:style-name="P8"><text:tab/><text:tab/>N<text:span text:style-name="T2">²</text:span> (sino)</text:p>
      <text:h text:style-name="P9" text:outline-level="2"><text:bookmark text:name="Ejercicio_43"/>Ejercicio 4</text:h>
      <text:p text:style-name="P7">Se brinda un TAD Conjunto especificado con los siguientes cambios significativos:</text:p>
      <text:p text:style-name="P1">Obs:</text:p>
      <text:p text:style-name="P5"><text:soft-page-break/><text:s/><text:span text:style-name="T3">secu()</text:span></text:p>
      <text:p text:style-name="P3">Igualdad Observacional:</text:p>
      <text:p text:style-name="P1">c =obs c' &lt;=&gt; secu(c) =obs secu(c')</text:p>
      <text:p text:style-name="P3">Otras Operaciones:</text:p>
      <text:p text:style-name="P2">oneOff(c) = prim(secu(c))</text:p>
      <text:p text:style-name="P3">Axiomas:</text:p>
      <text:p text:style-name="P2">esPermutacion(c,secu(c))= true <text:s text:c="2"/>// axiomatizacion de Secu() es</text:p>
      <text:p text:style-name="P3"><text:line-break/>A) Explicar si está o no bien especificado, y si es correcto respecto a la especificación de la cátedra.</text:p>
      <text:p text:style-name="P3">B) suponer correcto. ¿Qué aspectos te parecen mejores o peores?</text:p>
      <text:p text:style-name="P3">C) Justificar si puede demostrar esto:</text:p>
      <text:p text:style-name="P1">Ag(n, Ag(n_1, ... ( Ag(n_k, vacío())...)) =obs Ag(m, Ag(m_1, ... ( Ag(m_k, vacío())...))</text:p>
      <text:p text:style-name="P4">&lt;=&gt; </text:p>
      <text:p text:style-name="P6">Add(n, Ag(n_1, ... ( Add(n_k, vacío())...)) =obs Add(m, Add(m_1, ... ( Add(m_k, vacío())...))</text:p>
      <text:p text:style-name="P3">Donde Add es el generador que reemplaza el comportamiento de Ag en la nueva especificación.</text:p>
      <text:p text:style-name="P3">D)</text:p>
      <text:p text:style-name="P2">DameUno(Ag(n, Ag(n_1, ... ( Ag(n_k, vacío())...))) =obs oneOff(Add(n, Ag(n_1, ... ( Add(n_k, vacío())...))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monospace" svg:font-family="monospace, Courier"/>
    <style:font-face style:name="Linux Libertine" svg:font-family="'Linux Libertine', Georgia, Times, serif" style:font-family-generic="roma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nux Libertine" fo:font-family="'Linux Libertine', Georgia, Times, serif" style:font-family-generic="roman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nux Libertine" fo:font-family="'Linux Libertine', Georgia, Times, serif" style:font-family-generic="roman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text-properties officeooo:paragraph-rsid="00204d16"/>
    </style:style>
    <style:style style:name="MT1" style:family="text">
      <style:text-properties officeooo:rsid="0008698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Final 13/12/2016<text:tab/><text:tab/><text:tab/><text:tab/>Pág </text:span><text:span text:style-name="MT1"><text:page-number text:select-page="current">2</text:page-number></text:span><text:span text:style-name="MT1">/</text:span><text:span text:style-name="MT1"><text:page-count>2</text:page-count>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8:53:47.619209739</meta:creation-date>
    <meta:generator>LibreOffice/5.4.3.2$Linux_X86_64 LibreOffice_project/40m0$Build-2</meta:generator>
    <dc:date>2017-12-12T19:02:24.800909187</dc:date>
    <meta:editing-duration>PT2M6S</meta:editing-duration>
    <meta:editing-cycles>5</meta:editing-cycles>
    <meta:document-statistic meta:table-count="0" meta:image-count="0" meta:object-count="0" meta:page-count="2" meta:paragraph-count="40" meta:word-count="276" meta:character-count="1782" meta:non-whitespace-character-count="1538"/>
  </office:meta>
</office:document-meta>
</file>